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def5" officeooo:paragraph-rsid="000bde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 de desenvolvimento do projeto</text:p>
      <text:p text:style-name="P1"/>
      <text:p text:style-name="P1">Propósito do documento:<text:line-break/><text:tab/>Servir de guia…</text:p>
      <text:p text:style-name="P1">Equipe:</text:p>
      <text:p text:style-name="P1"><text:tab/>Listagem da equipe…</text:p>
      <text:p text:style-name="P1">Padrões:<text:line-break/><text:tab/>Definição de padrões…</text:p>
      <text:p text:style-name="P1">Cronograma:</text:p>
      <text:p text:style-name="P1"><text:tab/>Datas de referência..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1T11:00:23.044000000</meta:creation-date>
    <dc:date>2022-06-01T11:04:02.595000000</dc:date>
    <meta:editing-duration>PT3M40S</meta:editing-duration>
    <meta:editing-cycles>1</meta:editing-cycles>
    <meta:document-statistic meta:table-count="0" meta:image-count="0" meta:object-count="0" meta:page-count="1" meta:paragraph-count="7" meta:word-count="23" meta:character-count="168" meta:non-whitespace-character-count="148"/>
    <meta:generator>LibreOffice/7.2.2.2$Windows_X86_64 LibreOffice_project/02b2acce88a210515b4a5bb2e46cbfb63fe97d56</meta:generator>
  </office:meta>
</office:document-meta>
</file>